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6.033cm"/>
        </style:tab-stops>
      </style:paragraph-properties>
    </style:style>
    <style:style style:name="P2" style:family="paragraph" style:parent-style-name="Standard" style:list-style-name="WW8Num1">
      <style:paragraph-properties>
        <style:tab-stops>
          <style:tab-stop style:position="6.033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6.033cm"/>
        </style:tab-stops>
      </style:paragraph-properties>
      <style:text-properties fo:font-weight="bold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4.445cm"/>
        </style:tab-stops>
      </style:paragraph-properties>
    </style:style>
    <style:style style:name="P5" style:family="paragraph" style:parent-style-name="Standard">
      <style:paragraph-properties fo:margin-left="1.249cm" fo:margin-right="0cm" fo:text-indent="0cm" style:auto-text-indent="false">
        <style:tab-stops>
          <style:tab-stop style:position="6.033cm"/>
        </style:tab-stops>
      </style:paragraph-properties>
    </style:style>
    <style:style style:name="P6" style:family="paragraph" style:parent-style-name="Standard">
      <style:paragraph-properties fo:margin-left="1.244cm" fo:margin-right="0cm" fo:text-indent="0cm" style:auto-text-indent="false">
        <style:tab-stops>
          <style:tab-stop style:position="6.033cm"/>
        </style:tab-stops>
      </style:paragraph-properties>
    </style:style>
    <style:style style:name="P7" style:family="paragraph" style:parent-style-name="Heading_20_1" style:master-page-name="Standard">
      <style:paragraph-properties style:page-number="auto"/>
      <style:text-properties fo:font-size="20pt" style:font-size-asian="2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Strom magie</text:h>
      <text:p text:style-name="Standard"/>
      <text:p text:style-name="P3">- 0 Práce s magickou energií (7)</text:p>
      <text:p text:style-name="P1"/>
      <text:list xml:id="list1944288545" text:style-name="WW8Num1">
        <text:list-item>
          <text:p text:style-name="P2">I Oheň (7)</text:p>
        </text:list-item>
      </text:list>
      <text:p text:style-name="P5"><text:tab/>II Pokročilá magie ohně (9)</text:p>
      <text:p text:style-name="P5"><text:tab/>Svitek ohně (6)</text:p>
      <text:list xml:id="list667213269" text:continue-numbering="true" text:style-name="WW8Num1">
        <text:list-item>
          <text:p text:style-name="P2">I Voda</text:p>
        </text:list-item>
      </text:list>
      <text:p text:style-name="P6"><text:tab/>II Pokročilá magie vody</text:p>
      <text:p text:style-name="P6"><text:tab/>Svitek vody</text:p>
      <text:list xml:id="list243089888" text:continue-numbering="true" text:style-name="WW8Num1">
        <text:list-item>
          <text:p text:style-name="P2">I Země</text:p>
        </text:list-item>
      </text:list>
      <text:p text:style-name="P6"><text:tab/>II Pokročilá magie země</text:p>
      <text:p text:style-name="P6"><text:tab/>Svitek země</text:p>
      <text:list xml:id="list774024042" text:continue-numbering="true" text:style-name="WW8Num1">
        <text:list-item>
          <text:p text:style-name="P2">I Vzduch</text:p>
        </text:list-item>
      </text:list>
      <text:p text:style-name="P6"><text:tab/>II Pokročilá magie vzduchu</text:p>
      <text:p text:style-name="P6"><text:tab/>Svitek vzduchu</text:p>
      <text:list xml:id="list1851907632" text:continue-numbering="true" text:style-name="WW8Num1">
        <text:list-item>
          <text:p text:style-name="P2">I Bílá (7)</text:p>
        </text:list-item>
      </text:list>
      <text:p text:style-name="P6"><text:tab/>II Pokročilá regenerační magie (6)</text:p>
      <text:p text:style-name="P6"><text:tab/>II Pokročilá obrana (6)</text:p>
      <text:p text:style-name="P6"><text:tab/>II Pokročilá ochrana proti zlým silám (4)</text:p>
      <text:list xml:id="list1888962048" text:continue-numbering="true" text:style-name="WW8Num1">
        <text:list-item>
          <text:p text:style-name="P2">I Čarodějnictví (7)</text:p>
        </text:list-item>
      </text:list>
      <text:p text:style-name="P6"><text:tab/>II Psychická kouzla (6)</text:p>
      <text:p text:style-name="P6"><text:tab/>II Mocné zásahy (6)</text:p>
      <text:p text:style-name="P6"><text:tab/>Nosič kouzla (6)</text:p>
      <text:list xml:id="list70946144" text:continue-numbering="true" text:style-name="WW8Num1">
        <text:list-item>
          <text:p text:style-name="P2">I Nekromancie - Základní tvorba (10)</text:p>
        </text:list-item>
      </text:list>
      <text:p text:style-name="P6"><text:tab/>II Pokročilá tvorba (10)</text:p>
      <text:list xml:id="list762630095" text:continue-numbering="true" text:style-name="WW8Num1">
        <text:list-item>
          <text:p text:style-name="P2">I Démonologie - démoni první úrovně (10)</text:p>
        </text:list-item>
      </text:list>
      <text:p text:style-name="P6"><text:tab/>II Démoni druhé úrovně (12)</text:p>
      <text:list xml:id="list2104311409" text:continue-numbering="true" text:style-name="WW8Num1">
        <text:list-item>
          <text:p text:style-name="P2">I Okultizmus (9) (zabývá se rituály)</text:p>
        </text:list-item>
        <text:list-item>
          <text:p text:style-name="P2">Silné vědomí (mág může seslat denně celkem o 2 kouzla/rituály více) (4)</text:p>
        </text:list-item>
        <text:list-item>
          <text:p text:style-name="P2">Další kouzla/rituály (různé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cs" fo:country="CZ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cs" fo:country="CZ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Standardní_20_písmo_20_odstavce" style:display-name="Standardní písmo odstavc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rom magie</dc:title>
    <meta:initial-creator>TM</meta:initial-creator>
    <meta:creation-date>2011-07-27T14:49:00</meta:creation-date>
    <dc:date>2011-09-14T22:53:36</dc:date>
    <meta:editing-cycles>11</meta:editing-cycles>
    <meta:editing-duration>PT29M</meta:editing-duration>
    <meta:generator>LibreOffice/3.4$Unix LibreOffice_project/340m1$Build-302</meta:generator>
    <meta:document-statistic meta:table-count="0" meta:image-count="0" meta:object-count="0" meta:page-count="1" meta:paragraph-count="29" meta:word-count="131" meta:character-count="697" meta:non-whitespace-character-count="590"/>
    <meta:user-defined meta:name="Info 1"/>
    <meta:user-defined meta:name="Info 2"/>
    <meta:user-defined meta:name="Info 3"/>
    <meta:user-defined meta:name="Info 4"/>
  </office:meta>
</office:document-meta>
</file>